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a4b54" fo:font-size="10.5pt" fo:background-color="#ffffff" loext:char-shading-value="0" style:font-size-asian="10.5pt" style:font-size-complex="10.5pt"/>
    </style:style>
    <style:style style:name="T2"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zczarowani – recenzja serialu</text:p>
      <text:p text:style-name="P1"/>
      <text:p text:style-name="P1">W tym roku twórcy <text:span text:style-name="T1">„</text:span>Futuramy” i <text:span text:style-name="T1">„</text:span>Simpsonów” wypuścili w świat nowy serial <text:span text:style-name="T1">„</text:span>Rozczarowani” (w oryginale: <text:span text:style-name="T1">„</text:span>Disenchantment”). Czy ta animacja jest warta obejrzenia, czy raczej jest tylko rozczarowaniem?</text:p>
      <text:p text:style-name="P1"/>
      <text:p text:style-name="P1">Gray Picture</text:p>
      <text:p text:style-name="P1"/>
      <text:p text:style-name="P1">Czasem sama jestem zażenowana żartami, które daję do artykułów (i które przechodzą przez korektę oraz skład bez żadnego zwrócenia uwagi, że mam się ogarnąć, więc pamiętajcie, drodzy czytelnicy, to tylko częściowo moja wina). Ale musicie mi wybaczyć akurat ten, bo z tego, co jak dotąd widziałam w internetach, to nawet najkrótsza recenzja <text:span text:style-name="T1">„</text:span>Rozczarowanych” nie może istnieć bez takiego nawiązania do tytułu. Wybaczcie, najwidoczniej taka wola siły wyższej.</text:p>
      <text:p text:style-name="P1"/>
      <text:p text:style-name="P1">Królewna, demon i elf wchodzą do baru… Głównymi bohaterami tej osadzonej w średniowiecznej scenerii animacji jest bardzo specyficzne trio. Bean to księżniczka podupadającego królestwa, która zdecydowanie powinna zapisać się do Anonimowych Alkoholików, gdyby tacy istnieli w krainie, w której przyszło jej żyć. Muszę przyznać, że to jedna z moich ulubionych postaci tego serialu, głównie dzięki depresyjnym żartom, które co jakiś czas opowiada. Księżniczka ma swojego osobistego demona o uroczym imieniu Luci, który został wysłany do Bean przez czarnoksiężników, żeby sprowadzał ją na złą drogę. Co prawda dziewczyna jak dotąd nie potrzebowała w tym pomocy, ale ponoć w grupie raźniej. Do tego towarzyszy jej głupiutki Elfo, który uciekł z krainy elfów, gdyż miał dość powszechnej szczęśliwości tam panującej. Głównym zajęciem tej trójki jest chlanie, wpadanie w kłopoty, picie i irytowanie ojca Bean. Czasem zdarzy im się też uratować królestwo czy wyruszyć na epickiego questa po jakiś pradawny artefakt.</text:p>
      <text:p text:style-name="P1"/>
      <text:p text:style-name="P1">Trudno się przyczepić do samego wyglądu tej animacji. Kreska jest dość podobna do tej w <text:span text:style-name="T1">„</text:span>Futuramie”, nawet trochę ładniejsza, ale <text:span text:style-name="T1">„</text:span>Rozczarowani” to znacznie nowsza produkcja, więc nie ma się czemu dziwić. Kreskówka została zrobiona w ten sposób, żeby całość była brzydka, co doskonale wpisuje się w przygnębiający, średniowieczny klimat. Tym, co mi się wyjątkowo podoba, są szczegółowe tła.</text:p>
      <text:p text:style-name="P1"/>
      <text:p text:style-name="P1">Jedyne, co może rozczarować (przepraszam), to humor <text:span text:style-name="T1">„</text:span>Rozczarowanych”. Nie jest co prawda źle, bo w końcu w serialu jest dużo żarów o samobójstwie od Bean, przemyśleń Luciego o zagładzie i szkodzeniu ludzkości, czy niemądrych tekstów Elfo. Jednak w ciągu tych 10 odcinków, na głos zaśmiałam się tylko ze 2 razy. Spodziewałam się czegoś lepszego, zwłaszcza że osadzenie fabuły w średniowieczu daje duże możliwości humorystyczne. Krótko mówiąc: jest dobrze, ale mogło być lepiej.</text:p>
      <text:p text:style-name="P1"/>
      <text:p text:style-name="P1">grafiki:</text:p>
      <text:p text:style-name="P1"/>
      <text:p text:style-name="P1"><text:a xlink:type="simple" xlink:href="https://staticr1.blastingcdn.com/media/photogallery/2018/8/22/os/b_1200x675/disincanto-il-trailer-dal-comic-con-gamesoulit-gamesoulit_2079607.jpg" text:style-name="Internet_20_link" text:visited-style-name="Visited_20_Internet_20_Link"><text:span text:style-name="T2">https://staticr1.blastingcdn.com/media/photogallery/2018/8/22/os/b_1200x675/disincanto-il-trailer-dal-comic-con-gamesoulit-gamesoulit_2079607.jpg</text:span></text:a> &lt;na banner</text:p>
      <text:p text:style-name="P1"><text:a xlink:type="simple" xlink:href="https://it.blastingnews.com/tv-gossip/2018/08/disincanto-arriva-in-streaming-su-netflix-la-nuova-serie-di-matt-groening-002692645.amp.html" text:style-name="Internet_20_link" text:visited-style-name="Visited_20_Internet_20_Link"><text:span text:style-name="T2">https://it.blastingnews.com/tv-gossip/2018/08/disincanto-arriva-in-streaming-su-netflix-la-nuova-serie-di-matt-groening-002692645.amp.html</text:span></text:a> &lt;źródł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10-12T00:00:17.623000000</dc:date>
    <meta:editing-duration>PT3H11M27S</meta:editing-duration>
    <meta:editing-cycles>1</meta:editing-cycles>
    <meta:document-statistic meta:table-count="0" meta:image-count="0" meta:object-count="0" meta:page-count="1" meta:paragraph-count="10" meta:word-count="382" meta:character-count="2876" meta:non-whitespace-character-count="2503"/>
  </office:meta>
</office:document-meta>
</file>